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dddb" officeooo:paragraph-rsid="0007dddb"/>
    </style:style>
    <style:style style:name="P2" style:family="paragraph" style:parent-style-name="Standard">
      <style:paragraph-properties fo:text-align="justify" style:justify-single-word="false"/>
      <style:text-properties officeooo:rsid="0007dddb" officeooo:paragraph-rsid="0007dddb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7dddb" officeooo:paragraph-rsid="0007dddb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7dddb" officeooo:paragraph-rsid="0007dddb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7dddb"/>
    </style:style>
    <style:style style:name="T1" style:family="text">
      <style:text-properties officeooo:rsid="0007dddb"/>
    </style:style>
    <style:style style:name="T2" style:family="text">
      <style:text-properties officeooo:rsid="0009834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 Gestão de Recursos Humanos </text:p>
      <text:p text:style-name="P1"/>
      <text:p text:style-name="P2">Funcionalidades (Casos de Uso):</text:p>
      <text:list xml:id="list1554992492" text:style-name="L1">
        <text:list-item>
          <text:p text:style-name="P5"><text:span text:style-name="T1">Cadastrar novos funcionários </text:span><text:span text:style-name="T2">#</text:span></text:p>
        </text:list-item>
        <text:list-item>
          <text:p text:style-name="P3">Demitir Funcionários <text:span text:style-name="T2">#</text:span></text:p>
        </text:list-item>
        <text:list-item>
          <text:p text:style-name="P3">Administrar folha de pagamento <text:span text:style-name="T2">#</text:span></text:p>
        </text:list-item>
        <text:list-item>
          <text:p text:style-name="P3">Gerenciar Férias e Licenças </text:p>
        </text:list-item>
        <text:list-item>
          <text:p text:style-name="P3">Controle de frequência (pontos)</text:p>
        </text:list-item>
        <text:list-item>
          <text:p text:style-name="P3">Solicitações de Funcionários </text:p>
        </text:list-item>
      </text:list>
      <text:p text:style-name="P2"/>
      <text:p text:style-name="P2">Possíveis Atores:</text:p>
      <text:list xml:id="list2559865201" text:style-name="L2">
        <text:list-item>
          <text:p text:style-name="P4">Funcionário</text:p>
        </text:list-item>
        <text:list-item>
          <text:p text:style-name="P4">Gerência </text:p>
        </text:list-item>
        <text:list-item>
          <text:p text:style-name="P4">Relógio Ponto</text:p>
        </text:list-item>
      </text:list>
      <text:p text:style-name="P2"/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4:07:14.042759013</meta:creation-date>
    <dc:date>2023-06-05T14:26:21.508014414</dc:date>
    <meta:editing-duration>PT8M57S</meta:editing-duration>
    <meta:editing-cycles>1</meta:editing-cycles>
    <meta:document-statistic meta:table-count="0" meta:image-count="0" meta:object-count="0" meta:page-count="1" meta:paragraph-count="13" meta:word-count="48" meta:character-count="303" meta:non-whitespace-character-count="270"/>
    <meta:generator>LibreOffice/7.3.7.2$Linux_X86_64 LibreOffice_project/30$Build-2</meta:generator>
  </office:meta>
</office:document-meta>
</file>